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F4000001F4C384D66EE6DE2454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avid CLM" svg:font-family="'David CLM'" style:font-family-generic="system" style:font-pitch="variable"/>
    <style:font-face style:name="David CLM1" svg:font-family="'David CLM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P1" style:family="paragraph" style:parent-style-name="Header">
      <style:text-properties fo:font-size="2pt" style:font-size-asian="1.75pt" style:font-size-complex="2pt"/>
    </style:style>
    <style:style style:name="P2" style:family="paragraph" style:parent-style-name="Table_20_Contents">
      <style:paragraph-properties fo:line-height="100%"/>
      <style:text-properties style:font-name="Arial"/>
    </style:style>
    <style:style style:name="P3" style:family="paragraph" style:parent-style-name="Table_20_Contents">
      <style:paragraph-properties fo:line-height="100%"/>
      <style:text-properties style:font-name="Arial" fo:font-weight="bold" officeooo:rsid="00175252" officeooo:paragraph-rsid="00175252" style:font-weight-asian="bold" style:font-weight-complex="bold"/>
    </style:style>
    <style:style style:name="P4" style:family="paragraph" style:parent-style-name="Table_20_Contents">
      <style:paragraph-properties fo:line-height="100%"/>
      <style:text-properties style:font-name="Arial" officeooo:rsid="00175252" officeooo:paragraph-rsid="00175252"/>
    </style:style>
    <style:style style:name="P5" style:family="paragraph" style:parent-style-name="Standard">
      <style:paragraph-properties fo:line-height="150%"/>
      <style:text-properties style:font-name="Arial" fo:language="en" fo:country="US" fo:font-weight="normal" officeooo:rsid="00074e27" officeooo:paragraph-rsid="00074e27" style:font-weight-asian="normal" style:font-weight-complex="normal"/>
    </style:style>
    <style:style style:name="P6" style:family="paragraph" style:parent-style-name="Standard">
      <style:paragraph-properties fo:line-height="150%"/>
      <style:text-properties style:font-name="Arial" fo:language="en" fo:country="US" fo:font-weight="normal" officeooo:rsid="00150106" officeooo:paragraph-rsid="00150106" style:font-weight-asian="normal" style:font-weight-complex="normal"/>
    </style:style>
    <style:style style:name="P7" style:family="paragraph" style:parent-style-name="Standard">
      <style:paragraph-properties fo:line-height="150%"/>
      <style:text-properties style:font-name="Arial" fo:font-size="2pt" fo:language="en" fo:country="US" officeooo:rsid="0004af94" officeooo:paragraph-rsid="00047b4c" style:font-size-asian="1.75pt" style:font-size-complex="2pt"/>
    </style:style>
    <style:style style:name="P8" style:family="paragraph" style:parent-style-name="Footer">
      <style:text-properties style:font-name="Arial" fo:font-size="10pt" fo:language="en" fo:country="US" officeooo:rsid="00047b4c" officeooo:paragraph-rsid="00047b4c" style:font-size-asian="10pt" style:font-size-complex="10pt"/>
    </style:style>
    <style:style style:name="P9" style:family="paragraph" style:parent-style-name="Standard" style:list-style-name="L1">
      <style:paragraph-properties fo:line-height="150%"/>
      <style:text-properties style:font-name="Arial" fo:language="en" fo:country="US" fo:font-weight="bold" officeooo:rsid="0004dca2" officeooo:paragraph-rsid="0004dca2" style:font-weight-asian="bold" style:font-weight-complex="bold"/>
    </style:style>
    <style:style style:name="P10" style:family="paragraph" style:parent-style-name="Standard" style:list-style-name="L1">
      <style:paragraph-properties fo:line-height="150%"/>
      <style:text-properties style:font-name="Arial" fo:language="en" fo:country="US" fo:font-weight="normal" officeooo:rsid="0005a7b2" officeooo:paragraph-rsid="0005a7b2" style:font-weight-asian="normal" style:font-weight-complex="normal"/>
    </style:style>
    <style:style style:name="P11" style:family="paragraph" style:parent-style-name="Standard" style:list-style-name="L1">
      <style:paragraph-properties fo:line-height="150%"/>
      <style:text-properties style:font-name="Arial" fo:language="en" fo:country="US" fo:font-weight="normal" officeooo:rsid="00074e27" officeooo:paragraph-rsid="00074e27" style:font-weight-asian="normal" style:font-weight-complex="normal"/>
    </style:style>
    <style:style style:name="P12" style:family="paragraph" style:parent-style-name="Standard" style:list-style-name="L1">
      <style:paragraph-properties fo:line-height="150%"/>
      <style:text-properties style:font-name="Arial" fo:language="en" fo:country="US" fo:font-weight="normal" officeooo:rsid="0009613a" officeooo:paragraph-rsid="0009613a" style:font-weight-asian="normal" style:font-weight-complex="normal"/>
    </style:style>
    <style:style style:name="P13" style:family="paragraph" style:parent-style-name="Standard" style:list-style-name="L1">
      <style:paragraph-properties fo:line-height="150%"/>
      <style:text-properties style:font-name="Arial" fo:language="en" fo:country="US" fo:font-weight="normal" officeooo:rsid="0019714e" officeooo:paragraph-rsid="001948d3" style:font-weight-asian="normal" style:font-weight-complex="normal"/>
    </style:style>
    <style:style style:name="P14" style:family="paragraph" style:parent-style-name="Standard" style:list-style-name="L1">
      <style:paragraph-properties fo:line-height="150%"/>
      <style:text-properties style:font-name="Arial" fo:language="en" fo:country="US" fo:font-weight="normal" officeooo:rsid="0004dca2" officeooo:paragraph-rsid="001948d3" style:font-weight-asian="normal" style:font-weight-complex="normal"/>
    </style:style>
    <style:style style:name="P15" style:family="paragraph" style:parent-style-name="Standard" style:list-style-name="L1">
      <style:paragraph-properties fo:line-height="150%"/>
      <style:text-properties style:font-name="Arial" fo:language="en" fo:country="US" fo:font-weight="normal" officeooo:rsid="00150106" officeooo:paragraph-rsid="00150106" style:font-weight-asian="normal" style:font-weight-complex="normal"/>
    </style:style>
    <style:style style:name="P16" style:family="paragraph" style:parent-style-name="Standard">
      <style:paragraph-properties fo:line-height="150%"/>
      <style:text-properties style:font-name="Arial" fo:language="en" fo:country="US" fo:font-style="normal" fo:font-weight="normal" officeooo:rsid="00150106" officeooo:paragraph-rsid="001948d3" style:font-style-asian="normal" style:font-weight-asian="normal" style:font-style-complex="normal" style:font-weight-complex="normal"/>
    </style:style>
    <style:style style:name="P17" style:family="paragraph" style:parent-style-name="Standard" style:list-style-name="L1">
      <style:paragraph-properties fo:line-height="150%"/>
      <style:text-properties fo:color="#ffffff" loext:opacity="100%" style:font-name="Arial" fo:language="en" fo:country="US" fo:font-weight="normal" officeooo:rsid="0009613a" officeooo:paragraph-rsid="0009613a" fo:background-color="#000000" style:font-weight-asian="normal" style:font-weight-complex="normal"/>
    </style:style>
    <style:style style:name="P18" style:family="paragraph" style:parent-style-name="Standard" style:list-style-name="L1">
      <style:paragraph-properties fo:line-height="150%"/>
      <style:text-properties fo:color="#ffffff" loext:opacity="100%" style:font-name="Arial" fo:language="en" fo:country="US" fo:font-weight="normal" officeooo:rsid="0009613a" officeooo:paragraph-rsid="000fcef1" fo:background-color="#000000" style:font-weight-asian="normal" style:font-weight-complex="normal"/>
    </style:style>
    <style:style style:name="P19" style:family="paragraph" style:parent-style-name="Standard" style:list-style-name="L1">
      <style:paragraph-properties fo:line-height="150%"/>
      <style:text-properties style:use-window-font-color="true" loext:opacity="0%" style:font-name="Arial" fo:language="en" fo:country="US" fo:font-weight="normal" officeooo:rsid="0009613a" officeooo:paragraph-rsid="0009613a" fo:background-color="transparent" style:font-weight-asian="normal" style:font-weight-complex="normal"/>
    </style:style>
    <style:style style:name="P20" style:family="paragraph" style:parent-style-name="Standard" style:list-style-name="L1">
      <style:paragraph-properties fo:line-height="150%"/>
      <style:text-properties fo:color="#000000" loext:opacity="100%" style:font-name="Arial" fo:language="en" fo:country="US" fo:font-weight="normal" officeooo:rsid="0009613a" officeooo:paragraph-rsid="0009613a" fo:background-color="transparent" style:font-weight-asian="normal" style:font-weight-complex="normal"/>
    </style:style>
    <style:style style:name="P21" style:family="paragraph" style:parent-style-name="Standard" style:list-style-name="L1">
      <style:paragraph-properties fo:line-height="150%"/>
      <style:text-properties fo:color="#000000" loext:opacity="100%" style:font-name="Arial" fo:language="en" fo:country="US" fo:font-weight="normal" officeooo:rsid="000a51d6" officeooo:paragraph-rsid="000a51d6" fo:background-color="transparent" style:font-weight-asian="normal" style:font-weight-complex="normal"/>
    </style:style>
    <style:style style:name="P22" style:family="paragraph" style:parent-style-name="Standard" style:list-style-name="L1">
      <style:paragraph-properties fo:line-height="150%"/>
      <style:text-properties fo:color="#000000" loext:opacity="100%" style:font-name="Arial" fo:language="en" fo:country="US" fo:font-weight="normal" officeooo:rsid="000a5420" officeooo:paragraph-rsid="000a5420" fo:background-color="transparent" style:font-weight-asian="normal" style:font-weight-complex="normal"/>
    </style:style>
    <style:style style:name="P23" style:family="paragraph" style:parent-style-name="Standard" style:list-style-name="L1">
      <style:paragraph-properties fo:line-height="150%"/>
      <style:text-properties fo:color="#000000" loext:opacity="100%" style:font-name="Arial" fo:language="en" fo:country="US" fo:font-weight="normal" officeooo:rsid="000b6cf4" officeooo:paragraph-rsid="000b6cf4" fo:background-color="transparent" style:font-weight-asian="normal" style:font-weight-complex="normal"/>
    </style:style>
    <style:style style:name="P24" style:family="paragraph" style:parent-style-name="Standard" style:list-style-name="L1">
      <style:paragraph-properties fo:line-height="150%"/>
      <style:text-properties fo:color="#000000" loext:opacity="100%" style:font-name="Arial" fo:language="en" fo:country="US" fo:font-weight="normal" officeooo:rsid="000bb107" officeooo:paragraph-rsid="000bb107" fo:background-color="transparent" style:font-weight-asian="normal" style:font-weight-complex="normal"/>
    </style:style>
    <style:style style:name="P25" style:family="paragraph" style:parent-style-name="Standard" style:list-style-name="L1">
      <style:paragraph-properties fo:line-height="150%"/>
      <style:text-properties fo:color="#000000" loext:opacity="100%" style:font-name="Arial" fo:language="en" fo:country="US" fo:font-weight="normal" officeooo:rsid="000bb107" officeooo:paragraph-rsid="000d15de" fo:background-color="transparent" style:font-weight-asian="normal" style:font-weight-complex="normal"/>
    </style:style>
    <style:style style:name="P26" style:family="paragraph" style:parent-style-name="Standard" style:list-style-name="L1">
      <style:paragraph-properties fo:line-height="150%"/>
      <style:text-properties fo:color="#000000" loext:opacity="100%" style:font-name="Arial" fo:language="en" fo:country="US" fo:font-weight="normal" officeooo:rsid="000d15de" officeooo:paragraph-rsid="000d15de" fo:background-color="transparent" style:font-weight-asian="normal" style:font-weight-complex="normal"/>
    </style:style>
    <style:style style:name="P27" style:family="paragraph" style:parent-style-name="Standard" style:list-style-name="L1">
      <style:paragraph-properties fo:line-height="150%"/>
      <style:text-properties fo:color="#000000" loext:opacity="100%" style:font-name="Arial" fo:language="en" fo:country="US" fo:font-weight="normal" officeooo:rsid="000d732c" officeooo:paragraph-rsid="000d732c" fo:background-color="transparent" style:font-weight-asian="normal" style:font-weight-complex="normal"/>
    </style:style>
    <style:style style:name="P28" style:family="paragraph" style:parent-style-name="Standard" style:list-style-name="L1">
      <style:paragraph-properties fo:line-height="150%"/>
      <style:text-properties fo:color="#000000" loext:opacity="100%" style:font-name="Arial" fo:language="en" fo:country="US" fo:font-weight="normal" officeooo:rsid="000fcef1" officeooo:paragraph-rsid="000fcef1" fo:background-color="transparent" style:font-weight-asian="normal" style:font-weight-complex="normal"/>
    </style:style>
    <style:style style:name="P29" style:family="paragraph" style:parent-style-name="Standard" style:list-style-name="L1">
      <style:paragraph-properties fo:line-height="150%"/>
      <style:text-properties fo:color="#000000" loext:opacity="100%" style:font-name="Arial" fo:language="en" fo:country="US" fo:font-weight="normal" officeooo:rsid="000fcef1" officeooo:paragraph-rsid="00108ad4" fo:background-color="transparent" style:font-weight-asian="normal" style:font-weight-complex="normal"/>
    </style:style>
    <style:style style:name="P30" style:family="paragraph" style:parent-style-name="Standard" style:list-style-name="L1">
      <style:paragraph-properties fo:line-height="150%"/>
      <style:text-properties fo:color="#000000" loext:opacity="100%" style:font-name="Arial" fo:language="en" fo:country="US" fo:font-weight="normal" officeooo:rsid="00107f32" officeooo:paragraph-rsid="00107f32" fo:background-color="transparent" style:font-weight-asian="normal" style:font-weight-complex="normal"/>
    </style:style>
    <style:style style:name="P31" style:family="paragraph" style:parent-style-name="Standard" style:list-style-name="L1">
      <style:paragraph-properties fo:line-height="150%"/>
      <style:text-properties fo:color="#000000" loext:opacity="100%" style:font-name="Arial" fo:language="en" fo:country="US" fo:font-weight="normal" officeooo:rsid="00107f32" officeooo:paragraph-rsid="00108ad4" fo:background-color="transparent" style:font-weight-asian="normal" style:font-weight-complex="normal"/>
    </style:style>
    <style:style style:name="P32" style:family="paragraph" style:parent-style-name="Standard" style:list-style-name="L1">
      <style:paragraph-properties fo:line-height="150%"/>
      <style:text-properties fo:color="#000000" loext:opacity="100%" style:font-name="Arial" fo:language="en" fo:country="US" fo:font-weight="normal" officeooo:rsid="00108ad4" officeooo:paragraph-rsid="00108ad4" fo:background-color="transparent" style:font-weight-asian="normal" style:font-weight-complex="normal"/>
    </style:style>
    <style:style style:name="P33" style:family="paragraph" style:parent-style-name="Standard" style:list-style-name="L1">
      <style:paragraph-properties fo:line-height="150%"/>
      <style:text-properties fo:color="#000000" loext:opacity="100%" style:font-name="Arial" fo:language="en" fo:country="US" fo:font-weight="normal" officeooo:rsid="00108ad4" officeooo:paragraph-rsid="00133e94" fo:background-color="transparent" style:font-weight-asian="normal" style:font-weight-complex="normal"/>
    </style:style>
    <style:style style:name="P34" style:family="paragraph" style:parent-style-name="Standard" style:list-style-name="L1">
      <style:paragraph-properties fo:line-height="150%"/>
      <style:text-properties fo:color="#000000" loext:opacity="100%" style:font-name="Arial" fo:language="en" fo:country="US" fo:font-weight="normal" officeooo:rsid="00108ad4" officeooo:paragraph-rsid="00122d87" fo:background-color="transparent" style:font-weight-asian="normal" style:font-weight-complex="normal"/>
    </style:style>
    <style:style style:name="P35" style:family="paragraph" style:parent-style-name="Standard" style:list-style-name="L1">
      <style:paragraph-properties fo:line-height="150%"/>
      <style:text-properties fo:color="#000000" loext:opacity="100%" style:font-name="Arial" fo:language="en" fo:country="US" fo:font-weight="normal" officeooo:rsid="00133e94" officeooo:paragraph-rsid="00133e94" fo:background-color="transparent" style:font-weight-asian="normal" style:font-weight-complex="normal"/>
    </style:style>
    <style:style style:name="P36" style:family="paragraph" style:parent-style-name="Standard" style:list-style-name="L1">
      <style:paragraph-properties fo:line-height="150%"/>
      <style:text-properties fo:color="#000000" loext:opacity="100%" style:font-name="Arial" fo:language="en" fo:country="US" fo:font-weight="normal" officeooo:rsid="000f3d47" officeooo:paragraph-rsid="000fcef1" fo:background-color="transparent" style:font-weight-asian="normal" style:font-weight-complex="normal"/>
    </style:style>
    <style:style style:name="P37" style:family="paragraph" style:parent-style-name="Standard" style:list-style-name="L1">
      <style:paragraph-properties fo:line-height="150%"/>
      <style:text-properties fo:color="#000000" loext:opacity="100%" style:font-name="Arial" fo:language="en" fo:country="US" fo:font-weight="normal" officeooo:rsid="0014a7a9" officeooo:paragraph-rsid="0014a7a9" fo:background-color="transparent" style:font-weight-asian="normal" style:font-weight-complex="normal"/>
    </style:style>
    <style:style style:name="P38" style:family="paragraph" style:parent-style-name="Standard" style:list-style-name="L1">
      <style:paragraph-properties fo:line-height="150%"/>
      <style:text-properties fo:color="#000000" loext:opacity="100%" style:font-name="Courier New" fo:language="en" fo:country="US" fo:font-weight="normal" officeooo:rsid="000a51d6" officeooo:paragraph-rsid="000a51d6" fo:background-color="transparent" style:font-weight-asian="normal" style:font-weight-complex="normal"/>
    </style:style>
    <style:style style:name="P39" style:family="paragraph" style:parent-style-name="Standard" style:list-style-name="L1">
      <style:paragraph-properties fo:line-height="150%"/>
      <style:text-properties fo:color="#000000" loext:opacity="100%" style:font-name="Courier New" fo:language="en" fo:country="US" fo:font-weight="normal" officeooo:rsid="000a51d6" officeooo:paragraph-rsid="000bb107" fo:background-color="transparent" style:font-weight-asian="normal" style:font-weight-complex="normal"/>
    </style:style>
    <style:style style:name="P40" style:family="paragraph" style:parent-style-name="Standard" style:list-style-name="L1">
      <style:paragraph-properties fo:line-height="150%"/>
      <style:text-properties fo:color="#000000" loext:opacity="100%" style:font-name="Courier New" fo:language="en" fo:country="US" fo:font-weight="normal" officeooo:rsid="000bb107" officeooo:paragraph-rsid="000bb107" fo:background-color="transparent" style:font-weight-asian="normal" style:font-weight-complex="normal"/>
    </style:style>
    <style:style style:name="P41" style:family="paragraph" style:parent-style-name="Standard" style:list-style-name="L1">
      <style:paragraph-properties fo:line-height="150%"/>
      <style:text-properties fo:color="#000000" loext:opacity="100%" style:font-name="Courier New" fo:language="en" fo:country="US" fo:font-weight="normal" officeooo:rsid="00108ad4" officeooo:paragraph-rsid="00108ad4" fo:background-color="transparent" style:font-weight-asian="normal" style:font-weight-complex="normal"/>
    </style:style>
    <style:style style:name="P42" style:family="paragraph" style:parent-style-name="Standard" style:list-style-name="L1">
      <style:paragraph-properties fo:line-height="150%"/>
      <style:text-properties fo:color="#000000" loext:opacity="100%" style:font-name="Courier New" fo:language="en" fo:country="US" fo:font-weight="normal" officeooo:rsid="00122d87" officeooo:paragraph-rsid="00122d87" fo:background-color="transparent" style:font-weight-asian="normal" style:font-weight-complex="normal"/>
    </style:style>
    <style:style style:name="P43" style:family="paragraph" style:parent-style-name="Standard" style:list-style-name="L1">
      <style:paragraph-properties fo:line-height="150%"/>
      <style:text-properties fo:color="#000000" loext:opacity="100%" style:font-name="Courier New" fo:language="en" fo:country="US" fo:font-weight="normal" officeooo:rsid="00122d87" officeooo:paragraph-rsid="00133e94" fo:background-color="transparent" style:font-weight-asian="normal" style:font-weight-complex="normal"/>
    </style:style>
    <style:style style:name="P44" style:family="paragraph" style:parent-style-name="Standard" style:list-style-name="L1">
      <style:paragraph-properties fo:line-height="150%"/>
      <style:text-properties fo:color="#000000" loext:opacity="100%" style:font-name="Courier New" fo:language="en" fo:country="US" fo:font-weight="normal" officeooo:rsid="0014a7a9" officeooo:paragraph-rsid="0014a7a9" fo:background-color="transparent" style:font-weight-asian="normal" style:font-weight-complex="normal"/>
    </style:style>
    <style:style style:name="T1" style:family="text">
      <style:text-properties officeooo:rsid="00090d90"/>
    </style:style>
    <style:style style:name="T2" style:family="text">
      <style:text-properties officeooo:rsid="0009613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Courier New"/>
    </style:style>
    <style:style style:name="T5" style:family="text">
      <style:text-properties style:font-name="Courier New" officeooo:rsid="0009613a"/>
    </style:style>
    <style:style style:name="T6" style:family="text">
      <style:text-properties style:font-name="Courier New" officeooo:rsid="00108ad4"/>
    </style:style>
    <style:style style:name="T7" style:family="text">
      <style:text-properties style:font-name="Courier New" officeooo:rsid="00122d87"/>
    </style:style>
    <style:style style:name="T8" style:family="text">
      <style:text-properties officeooo:rsid="000bb107"/>
    </style:style>
    <style:style style:name="T9" style:family="text">
      <style:text-properties officeooo:rsid="000d15de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officeooo:rsid="000fcef1"/>
    </style:style>
    <style:style style:name="T12" style:family="text">
      <style:text-properties officeooo:rsid="00107f32"/>
    </style:style>
    <style:style style:name="T13" style:family="text">
      <style:text-properties officeooo:rsid="00108ad4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150106" style:font-style-asian="normal" style:font-style-complex="normal"/>
    </style:style>
    <style:style style:name="T16" style:family="text">
      <style:text-properties officeooo:rsid="001948d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5.5cm" fo:text-indent="-2.499cm" fo:margin-left="5.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list xml:id="list1843293476" text:style-name="L1">
        <text:list-item>
          <text:p text:style-name="P9">RUN</text:p>
          <text:list>
            <text:list-item>
              <text:p text:style-name="P10">This application will automatically complete a set of instructions written in a script file.</text:p>
            </text:list-item>
            <text:list-item>
              <text:p text:style-name="P10">Once the RUN button is pressed, don’t touch the computer until the program is finished, unless specified otherwise by the script file.</text:p>
            </text:list-item>
            <text:list-item>
              <text:p text:style-name="P11">When the algorithm is done press ENTER.</text:p>
            </text:list-item>
          </text:list>
        </text:list-item>
      </text:list>
      <text:p text:style-name="P5"/>
      <text:list xml:id="list142225065453325" text:continue-numbering="true" text:style-name="L1">
        <text:list-item>
          <text:p text:style-name="P9">EDIT LIST</text:p>
          <text:list>
            <text:list-item>
              <text:p text:style-name="P11">There is a .csv file called “List.csv” that serves as a database. It can be useful if during the automatic procedure you need to pull data.</text:p>
            </text:list-item>
            <text:list-item>
              <text:p text:style-name="P11">Before every automation you might need to update this file, depends on what you need the program to do.</text:p>
            </text:list-item>
            <text:list-item>
              <text:p text:style-name="P11">The .csv file will be open in your local .csv file editing software such as Microsoft Excel, Libra Office, Windows Notepad, or whatever other software else you are using.</text:p>
            </text:list-item>
            <text:list-item>
              <text:p text:style-name="P11">This application do not provide you with a .csv file editing software.</text:p>
            </text:list-item>
            <text:list-item>
              <text:p text:style-name="P11"><text:span text:style-name="T1">T</text:span>his function is <text:span text:style-name="T1">optional, it might not even be necessary, depends on the script you are running on it.</text:span></text:p>
            </text:list-item>
          </text:list>
        </text:list-item>
      </text:list>
      <text:p text:style-name="P5"/>
      <text:list xml:id="list142224689834393" text:continue-numbering="true" text:style-name="L1">
        <text:list-item>
          <text:p text:style-name="P9">EDIT SCRIPT</text:p>
          <text:list>
            <text:list-item>
              <text:p text:style-name="P12">This is the most important part of Macro Maker. The script file. “script.txt” is the place where you write exactly what you want your application to do. Here is a list of possible commands:</text:p>
              <text:list>
                <text:list-item>
                  <text:p text:style-name="P17">MOUSE_POS_SET(X, Y)</text:p>
                  <text:list>
                    <text:list-item>
                      <text:p text:style-name="P19">Sets the new position of the cursor.</text:p>
                    </text:list-item>
                    <text:list-item>
                      <text:p text:style-name="P19"><text:span text:style-name="T3">X</text:span> new x cursor position.</text:p>
                    </text:list-item>
                    <text:list-item>
                      <text:p text:style-name="P19"><text:span text:style-name="T3">Y</text:span> new y cursor position.</text:p>
                    </text:list-item>
                  </text:list>
                </text:list-item>
                <text:list-item>
                  <text:p text:style-name="P17">MOUSE_CLICK(BUTTON)</text:p>
                  <text:list>
                    <text:list-item>
                      <text:p text:style-name="P20">Click a mouse button.</text:p>
                    </text:list-item>
                    <text:list-item>
                      <text:p text:style-name="P21"><text:soft-page-break/><text:span text:style-name="T3">BUTTON</text:span> possible options for this argument are: left, right, middle.</text:p>
                    </text:list-item>
                    <text:list-item>
                      <text:p text:style-name="P21">So for example, if you need to click a button on the screen you can write: <text:span text:style-name="T2"><text:line-break/></text:span><text:span text:style-name="T5">MOUSE_POS_SET(</text:span><text:span text:style-name="T4">158</text:span><text:span text:style-name="T5">,</text:span><text:span text:style-name="T4">125</text:span><text:span text:style-name="T5">)</text:span></text:p>
                      <text:p text:style-name="P38"><text:span text:style-name="T2">MOUSE_</text:span>CLICK<text:span text:style-name="T2">(</text:span>left<text:span text:style-name="T2">)</text:span></text:p>
                    </text:list-item>
                  </text:list>
                </text:list-item>
                <text:list-item>
                  <text:p text:style-name="P17">MOUSE_DOWN(BUTTON)</text:p>
                  <text:list>
                    <text:list-item>
                      <text:p text:style-name="P22">The difference between MOUSE_CLICK and MOUSE_DOWN is that MOUSE_DOWN clicks without releasing, whilst MOUSE_CLICK clicks and releases immediately.</text:p>
                    </text:list-item>
                    <text:list-item>
                      <text:p text:style-name="P22">This command together with MOUSE_UP can be used to drag and drop.</text:p>
                    </text:list-item>
                    <text:list-item>
                      <text:p text:style-name="P23"><text:span text:style-name="T3">BUTTON</text:span> see argument BUTTON for the MOUSE_CLICK command.</text:p>
                    </text:list-item>
                  </text:list>
                </text:list-item>
                <text:list-item>
                  <text:p text:style-name="P17">MOUSE_UP(BUTTON)</text:p>
                  <text:list>
                    <text:list-item>
                      <text:p text:style-name="P23">This command releases the mouse button. See MOUSE_DOWN to learn more</text:p>
                    </text:list-item>
                    <text:list-item>
                      <text:p text:style-name="P23"><text:span text:style-name="T3">BUTTON</text:span> see argument BUTTON for the MOUSE_CLICK command.</text:p>
                    </text:list-item>
                  </text:list>
                </text:list-item>
                <text:list-item>
                  <text:p text:style-name="P17">KEYBOARD_CLICK(BUTTON)</text:p>
                  <text:list>
                    <text:list-item>
                      <text:p text:style-name="P24">This command clicks a given keyboard button.</text:p>
                    </text:list-item>
                    <text:list-item>
                      <text:p text:style-name="P24"><text:span text:style-name="T3">BUTTON</text:span> this argument can take many values such as alt, shift, enter, home, esc, up, down, etc. For more information see Python library: keyboard 0.13.5.</text:p>
                    </text:list-item>
                  </text:list>
                </text:list-item>
                <text:list-item>
                  <text:p text:style-name="P17">KEYBOARD_PRESS(BUTTON)</text:p>
                  <text:list>
                    <text:list-item>
                      <text:p text:style-name="P24">Similarly to the mouse functions, this command presses (without releasing) any key on the keyboard. This can be used together with the KEYBOARD_RELEASE command to <text:soft-page-break/>click two keys at the same time. For example:<text:line-break/><text:span text:style-name="T4">KEYBOARD_PRESS</text:span><text:span text:style-name="T5">(</text:span><text:span text:style-name="T4">ctrl</text:span><text:span text:style-name="T5">)</text:span></text:p>
                      <text:p text:style-name="P39"><text:span text:style-name="T8">KEYBOARD_PRESS</text:span><text:span text:style-name="T2">(</text:span><text:span text:style-name="T8">s</text:span><text:span text:style-name="T2">)</text:span></text:p>
                      <text:p text:style-name="P40">KEYBOARD_<text:span text:style-name="T2">RELEASE(</text:span>s<text:span text:style-name="T2">)</text:span></text:p>
                      <text:p text:style-name="P39"><text:span text:style-name="T8">KEYBOARD_</text:span><text:span text:style-name="T2">RELEASE(</text:span><text:span text:style-name="T8">ctrl</text:span><text:span text:style-name="T2">)</text:span></text:p>
                    </text:list-item>
                    <text:list-item>
                      <text:p text:style-name="P25"><text:span text:style-name="T3">BUTTON </text:span><text:span text:style-name="T9">see KEYBOARD_CLICK command.</text:span></text:p>
                    </text:list-item>
                  </text:list>
                </text:list-item>
                <text:list-item>
                  <text:p text:style-name="P17">KEYBOARD_RELEASE(BUTTON)</text:p>
                  <text:list>
                    <text:list-item>
                      <text:p text:style-name="P26">This command releases a pressed keyboard button.</text:p>
                    </text:list-item>
                    <text:list-item>
                      <text:p text:style-name="P26">See more information in KEYBOARD_PRESS command.</text:p>
                    </text:list-item>
                    <text:list-item>
                      <text:p text:style-name="P25"><text:span text:style-name="T3">BUTTON </text:span><text:span text:style-name="T9">see KEYBOARD_CLICK command.</text:span></text:p>
                    </text:list-item>
                  </text:list>
                </text:list-item>
                <text:list-item>
                  <text:p text:style-name="P17">SLEEP(SECONDS)</text:p>
                  <text:list>
                    <text:list-item>
                      <text:p text:style-name="P26">Takes a pause for a given number of seconds. This can be useful if you need to let something load in the middle of the automation, for example a web page.</text:p>
                    </text:list-item>
                    <text:list-item>
                      <text:p text:style-name="P26"><text:span text:style-name="T3">SECONDS</text:span> the number of seconds to wait.</text:p>
                    </text:list-item>
                  </text:list>
                </text:list-item>
                <text:list-item>
                  <text:p text:style-name="P17">SET_ALARM()</text:p>
                  <text:list>
                    <text:list-item>
                      <text:p text:style-name="P27">This command allows the user to set an alarm when they need the automation to start (or continue) working.</text:p>
                    </text:list-item>
                    <text:list-item>
                      <text:p text:style-name="P27">The alarm command will ask the user to provide a date and time for when the alarm should go off.</text:p>
                    </text:list-item>
                    <text:list-item>
                      <text:p text:style-name="P27">Make sure that the application is open until the time the alarm is set.</text:p>
                    </text:list-item>
                  </text:list>
                </text:list-item>
                <text:list-item>
                  <text:p text:style-name="P17">INPUT(PROMPT)</text:p>
                  <text:list>
                    <text:list-item>
                      <text:p text:style-name="P28">Asks the user to input data. <text:span text:style-name="T12">It</text:span> can also be useful to display a message / warning.</text:p>
                    </text:list-item>
                    <text:list-item>
                      <text:p text:style-name="P28">PROMPT this argument is the message that displayed for the user on the console screen of the application.</text:p>
                    </text:list-item>
                    <text:list-item>
                      <text:p text:style-name="P28">Here is an example of how can this command be used:<text:line-break/><text:span text:style-name="T4">INPUT(Hello user, please make everything </text:span><text:soft-page-break/><text:span text:style-name="T4">ready and click ENTER to continue...)<text:line-break/>INPUT(Insert your birth date as YYYY-MM-DD)</text:span></text:p>
                    </text:list-item>
                  </text:list>
                </text:list-item>
                <text:list-item>
                  <text:p text:style-name="P17">LOOP(CYCLES)</text:p>
                  <text:list>
                    <text:list-item>
                      <text:p text:style-name="P30">You can run an automation in a loop X times</text:p>
                    </text:list-item>
                    <text:list-item>
                      <text:p text:style-name="P31"><text:span text:style-name="T3">CYCLES</text:span> is the number of times the loop will run until the command END_LOOP.</text:p>
                    </text:list-item>
                    <text:list-item>
                      <text:p text:style-name="P31">Th<text:span text:style-name="T13">e CYCLES</text:span> argument can <text:span text:style-name="T13">take 3 possible values:<text:line-break/>- a number 1, 2, 3, 4, …<text:line-break/>- LIST if you set argument CYCLES to LIST, the loop will go for every item in the list file List.csv<text:line-break/>- INPUTDATA if you set argument CYCLES to INPUTDATA, the user will choose how many times the loop will cycle.</text:span></text:p>
                    </text:list-item>
                  </text:list>
                </text:list-item>
                <text:list-item>
                  <text:p text:style-name="P17">END_LOOP()</text:p>
                  <text:list>
                    <text:list-item>
                      <text:p text:style-name="P32">Every loop must be completed by the END_LOOP command.</text:p>
                    </text:list-item>
                    <text:list-item>
                      <text:p text:style-name="P32">Here is an example of a loop:</text:p>
                      <text:p text:style-name="P41">LOOP(15)</text:p>
                      <text:p text:style-name="P41">MOUSE_CLICK(left)</text:p>
                      <text:p text:style-name="P33"><text:span text:style-name="T7">END_LOOP</text:span><text:span text:style-name="T4">()</text:span></text:p>
                      <text:p text:style-name="P29"><text:span text:style-name="T4">INPUT(</text:span><text:span text:style-name="T6">Set the number of times to loop)</text:span></text:p>
                      <text:p text:style-name="P41">LOOP(INPUTDATA)</text:p>
                      <text:p text:style-name="P42">MOUSE_CLICK(right)</text:p>
                      <text:p text:style-name="P43">END_LOOP()</text:p>
                      <text:p text:style-name="P34"><text:span text:style-name="T4">LOOP(</text:span><text:span text:style-name="T7">LIST</text:span><text:span text:style-name="T4">)</text:span></text:p>
                      <text:p text:style-name="P34"><text:span text:style-name="T4">MOUSE_CLICK(</text:span><text:span text:style-name="T7">middle</text:span><text:span text:style-name="T4">)</text:span></text:p>
                      <text:p text:style-name="P42">END_LOOP()</text:p>
                    </text:list-item>
                    <text:list-item>
                      <text:p text:style-name="P35">In this simple example, there are 3 loops. The first one will make the mouse click left for 15 times. The second loop will make the mouse click right for as many times as the user <text:soft-page-break/>inputs. And the third loop will make the mouse click middle for as many lines as there are in the list.</text:p>
                    </text:list-item>
                  </text:list>
                </text:list-item>
                <text:list-item>
                  <text:p text:style-name="P18">KEYBOARD_WRITE(TEXT)</text:p>
                  <text:list>
                    <text:list-item>
                      <text:p text:style-name="P36">This command will input a per-written text. This text can be given in the code or taken from the list.</text:p>
                    </text:list-item>
                    <text:list-item>
                      <text:p text:style-name="P36"><text:span text:style-name="T3">TEXT</text:span> this argument is the text the automation will write. It can be a per-written text or a list value. To make it a list value set this argument to <text:span text:style-name="T10">LSTVAL#X</text:span> where X is the column of the list you want to take information from. Another possible value can be <text:span text:style-name="T10">INPUTDATA</text:span> where the keyboard will write the user input taken from the INPUT command <text:span text:style-name="T11">(see INPUT command for more info).</text:span></text:p>
                    </text:list-item>
                    <text:list-item>
                      <text:p text:style-name="P28">Here is an example of an automation with the KEYBOARD_WRITE function.</text:p>
                    </text:list-item>
                    <text:list-item>
                      <text:p text:style-name="P37">Consider the example when the List.csv file is filled as follows:<text:line-break/><text:span text:style-name="T4">row11,row12,row13</text:span></text:p>
                      <text:p text:style-name="P44">row21,row22,row23</text:p>
                      <text:p text:style-name="P44">row31,row23,row33</text:p>
                    </text:list-item>
                    <text:list-item>
                      <text:p text:style-name="P37">Open Macro Maker.</text:p>
                    </text:list-item>
                    <text:list-item>
                      <text:p text:style-name="P37">Press 3 to EDIT SCRIPT.</text:p>
                    </text:list-item>
                    <text:list-item>
                      <text:p text:style-name="P37">Insert the following code:<text:line-break/><text:span text:style-name="T4">INPUT(Now open notepad and press ENTER to continue)<text:line-break/>SLEEP(5)<text:line-break/>LOOP(4)<text:line-break/>KEYBOARD_WRITE(Hello World)<text:line-break/>KEYBOARD_CLICK(enter)<text:line-break/>END_LOOP()<text:line-break/></text:span><text:soft-page-break/><text:span text:style-name="T4">LOOP(LIST)<text:line-break/>KEYBOARD_WRITE(From List:)<text:line-break/>KEYBOARD_CLICK(enter)<text:line-break/>KEYBOARD_WRITE(LSTVAL#0)<text:line-break/>KEYBOARD_CLICK(enter)<text:line-break/>KEYBOARD_WRITE(LSTVAL#1)<text:line-break/>KEYBOARD_CLICK(enter)<text:line-break/>KEYBOARD_WRITE(LSTVAL#2)<text:line-break/>KEYBOARD_CLICK(enter)<text:line-break/>END_LOOP()</text:span></text:p>
                    </text:list-item>
                    <text:list-item>
                      <text:p text:style-name="P37">Save and close the file.</text:p>
                    </text:list-item>
                    <text:list-item>
                      <text:p text:style-name="P37">Press ENTER to restart.</text:p>
                    </text:list-item>
                    <text:list-item>
                      <text:p text:style-name="P37">Press 1 to RUN </text:p>
                    </text:list-item>
                    <text:list-item>
                      <text:p text:style-name="P37">If you follow all the instructions correctly you are suppose to have an open notepad with the following text:<text:line-break/><text:span text:style-name="T4">Hello World</text:span></text:p>
                      <text:p text:style-name="P44">Hello World</text:p>
                      <text:p text:style-name="P44">Hello World</text:p>
                      <text:p text:style-name="P44">Hello World</text:p>
                      <text:p text:style-name="P44">From List:</text:p>
                      <text:p text:style-name="P44">row11</text:p>
                      <text:p text:style-name="P44">row12</text:p>
                      <text:p text:style-name="P44">row13</text:p>
                      <text:p text:style-name="P44">From List:</text:p>
                      <text:p text:style-name="P44">row21</text:p>
                      <text:p text:style-name="P44">row22</text:p>
                      <text:p text:style-name="P44">row23</text:p>
                      <text:p text:style-name="P44">From List:</text:p>
                      <text:p text:style-name="P44">row31</text:p>
                      <text:p text:style-name="P44">row23</text:p>
                      <text:p text:style-name="P44"><text:soft-page-break/>row33</text:p>
                      <text:p text:style-name="P44">From List:</text:p>
                      <text:p text:style-name="P44">row31</text:p>
                      <text:p text:style-name="P44">row23</text:p>
                      <text:p text:style-name="P44">row33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">SETTINGS</text:p>
          <text:list>
            <text:list-item>
              <text:p text:style-name="P13">Fill the <text:span text:style-name="T16">file </text:span>settings.txt according to the provided example:</text:p>
            </text:list-item>
            <text:list-item>
              <text:p text:style-name="P14"><text:span text:style-name="T14">Script Location &gt; <text:s/></text:span><text:span text:style-name="T15">script.txt</text:span></text:p>
            </text:list-item>
          </text:list>
        </text:list-item>
      </text:list>
      <text:p text:style-name="P16"/>
      <text:list xml:id="list142224797788915" text:continue-numbering="true" text:style-name="L1">
        <text:list-item>
          <text:p text:style-name="P9">HELP</text:p>
          <text:list>
            <text:list-item>
              <text:p text:style-name="P15">Open the help file</text:p>
            </text:list-item>
          </text:list>
        </text:list-item>
      </text:list>
      <text:p text:style-name="P6"/>
      <text:list xml:id="list142224989348465" text:continue-numbering="true" text:style-name="L1">
        <text:list-item>
          <text:p text:style-name="P9">EXIT</text:p>
          <text:list>
            <text:list-item>
              <text:p text:style-name="P15">Exist the application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avid CLM" svg:font-family="'David CLM'" style:font-family-generic="system" style:font-pitch="variable"/>
    <style:font-face style:name="David CLM1" svg:font-family="'David CLM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achlieli CLM" svg:font-family="'Nachlieli CLM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avid CLM1" style:font-family-complex="'David CLM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69cm" style:rel-column-width="10369*"/>
    </style:style>
    <style:style style:name="Table1.B" style:family="table-column">
      <style:table-column-properties style:column-width="6.703cm" style:rel-column-width="25838*"/>
    </style:style>
    <style:style style:name="Table1.C" style:family="table-column">
      <style:table-column-properties style:column-width="7.608cm" style:rel-column-width="2932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MP1" style:family="paragraph" style:parent-style-name="Header">
      <style:text-properties fo:font-size="2pt" style:font-size-asian="1.75pt" style:font-size-complex="2pt"/>
    </style:style>
    <style:style style:name="MP2" style:family="paragraph" style:parent-style-name="Footer">
      <style:text-properties style:font-name="Arial" fo:font-size="10pt" fo:language="en" fo:country="US" officeooo:rsid="00047b4c" officeooo:paragraph-rsid="00047b4c" style:font-size-asian="10pt" style:font-size-complex="10pt"/>
    </style:style>
    <style:style style:name="MP3" style:family="paragraph" style:parent-style-name="Table_20_Contents">
      <style:paragraph-properties fo:line-height="100%"/>
      <style:text-properties style:font-name="Arial"/>
    </style:style>
    <style:style style:name="MP4" style:family="paragraph" style:parent-style-name="Table_20_Contents">
      <style:paragraph-properties fo:line-height="100%"/>
      <style:text-properties style:font-name="Arial" fo:font-weight="bold" officeooo:rsid="00175252" officeooo:paragraph-rsid="00175252" style:font-weight-asian="bold" style:font-weight-complex="bold"/>
    </style:style>
    <style:style style:name="MP5" style:family="paragraph" style:parent-style-name="Table_20_Contents">
      <style:paragraph-properties fo:line-height="100%"/>
      <style:text-properties style:font-name="Arial" officeooo:rsid="00175252" officeooo:paragraph-rsid="00175252"/>
    </style:style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Line353350288">
            <table:table-cell table:style-name="Table1.A1" table:number-rows-spanned="4" office:value-type="string">
              <text:p text:style-name="MP3"><draw:frame draw:style-name="Mfr1" draw:name="Image1" text:anchor-type="char" svg:width="2.496cm" svg:height="2.496cm" draw:z-index="6"><draw:image xlink:href="Pictures/10000001000001F4000001F4C384D66EE6DE2454.png" xlink:type="simple" xlink:show="embed" xlink:actuate="onLoad" draw:mime-type="image/png"/></draw:frame></text:p>
            </table:table-cell>
            <table:table-cell table:style-name="Table1.A1" office:value-type="string">
              <text:p text:style-name="MP4">Document Title</text:p>
            </table:table-cell>
            <table:table-cell table:style-name="Table1.C1" office:value-type="string">
              <text:p text:style-name="MP5">Application Guide</text:p>
            </table:table-cell>
          </table:table-row>
          <table:table-row table:style-name="TableLine610551472">
            <table:covered-table-cell table:style-name="Table1.A1"/>
            <table:table-cell table:style-name="Table1.B2" office:value-type="string">
              <text:p text:style-name="MP4">Application Name</text:p>
            </table:table-cell>
            <table:table-cell table:style-name="Table1.C2" office:value-type="string">
              <text:p text:style-name="MP5">Macro-Maker</text:p>
            </table:table-cell>
          </table:table-row>
          <table:table-row table:style-name="TableLine610551624">
            <table:covered-table-cell table:style-name="Table1.A1"/>
            <table:table-cell table:style-name="Table1.B2" office:value-type="string">
              <text:p text:style-name="MP4">Version</text:p>
            </table:table-cell>
            <table:table-cell table:style-name="Table1.C2" office:value-type="string">
              <text:p text:style-name="MP5">1.0</text:p>
            </table:table-cell>
          </table:table-row>
          <table:table-row table:style-name="TableLine610552536">
            <table:covered-table-cell table:style-name="Table1.A1"/>
            <table:table-cell table:style-name="Table1.B2" office:value-type="string">
              <text:p text:style-name="MP4">Written By</text:p>
            </table:table-cell>
            <table:table-cell table:style-name="Table1.C2" office:value-type="string">
              <text:p text:style-name="MP5">Vlad Feldfix</text:p>
            </table:table-cell>
          </table:table-row>
        </table:table>
        <text:p text:style-name="MP1"/>
      </style:header>
      <style:footer>
        <text:p text:style-name="MP2">Page <text:page-number text:select-page="current">3</text:page-number><text:s/>of <text:page-count>7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08T09:33:54.708000000</meta:creation-date>
    <dc:date>2023-08-08T14:22:24.431000000</dc:date>
    <meta:editing-duration>PT1H11M20S</meta:editing-duration>
    <meta:editing-cycles>17</meta:editing-cycles>
    <meta:generator>LibreOffice/7.2.6.2$Windows_x86 LibreOffice_project/b0ec3a565991f7569a5a7f5d24fed7f52653d754</meta:generator>
    <meta:document-statistic meta:table-count="1" meta:image-count="1" meta:object-count="0" meta:page-count="7" meta:paragraph-count="119" meta:word-count="1049" meta:character-count="6571" meta:non-whitespace-character-count="5563"/>
  </office:meta>
</office:document-meta>
</file>